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2" style:family="paragraph" style:parent-style-name="Text_20_body">
      <style:text-properties style:font-name="OpenDyslexicMono" fo:font-size="16pt" style:font-size-asian="16pt" style:font-size-complex="16pt"/>
    </style:style>
    <style:style style:name="P3"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4"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5" style:family="paragraph" style:parent-style-name="Text_20_body">
      <style:paragraph-properties fo:margin-left="1.27cm" fo:margin-right="0cm" fo:margin-top="0cm" fo:margin-bottom="0cm" fo:line-height="138%" fo:text-indent="0cm" style:auto-text-indent="false" style:writing-mode="lr-tb"/>
      <style:text-properties style:font-name="OpenDyslexicMono" fo:font-size="16pt" style:font-size-asian="16pt" style:font-size-complex="16pt"/>
    </style:style>
    <style:style style:name="P6"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7"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italic" style:text-underline-style="none" fo:font-weight="normal" style:text-blinking="false" fo:background-color="transparent" style:font-size-asian="16pt" style:font-size-complex="16pt"/>
    </style:style>
    <style:style style:name="P8" style:family="paragraph" style:parent-style-name="Text_20_body">
      <style:paragraph-properties fo:margin-left="0cm" fo:margin-right="0cm" fo:margin-top="0cm" fo:margin-bottom="0cm" fo:line-height="138%" fo:text-indent="0cm" style:auto-text-indent="false" style:writing-mode="lr-tb"/>
      <style:text-properties style:font-name="OpenDyslexicMono" fo:font-size="16pt" style:font-size-asian="16pt" style:font-size-complex="16pt"/>
    </style:style>
    <style:style style:name="P9" style:family="paragraph" style:parent-style-name="Heading_20_1">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10" style:family="paragraph" style:parent-style-name="Standard">
      <style:text-properties style:font-name="OpenDyslexicMono" fo:font-size="16pt" style:font-size-asian="16pt" style:font-size-complex="16pt"/>
    </style:style>
    <style:style style:name="P11" style:family="paragraph" style:parent-style-name="Standard">
      <style:text-properties style:font-name="OpenDyslexicMono" fo:font-size="16pt" fo:font-style="normal" style:font-size-asian="16pt" style:font-style-asian="normal" style:font-size-complex="16pt" style:font-style-complex="normal"/>
    </style:style>
    <style:style style:name="P12" style:family="paragraph" style:parent-style-name="Standard">
      <style:text-properties style:font-name="OpenDyslexicMono" fo:font-size="24pt" style:font-size-asian="24pt" style:font-size-complex="24pt"/>
    </style:style>
    <style:style style:name="P13"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italic" style:text-underline-style="none" fo:font-weight="normal" style:text-blinking="false" fo:background-color="transparent" style:font-size-asian="16pt" style:font-style-asian="italic" style:font-size-complex="16pt" style:font-style-complex="italic"/>
    </style:style>
    <style:style style:name="P14"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15"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16"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17"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italic" style:text-underline-style="none" fo:font-weight="normal" style:text-blinking="false" fo:background-color="transparent"/>
    </style:style>
    <style:style style:name="T3" style:family="text">
      <style:text-properties fo:font-variant="normal" fo:text-transform="none" fo:color="#000000" style:text-line-through-style="none" fo:font-style="italic"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weight="bold" style:font-weight-asian="bold" style:font-weight-complex="bold"/>
    </style:style>
    <style:style style:name="T6" style:family="text">
      <style:text-properties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docs-internal-guid-233ea711-7fff-4fdf-6788-ca586cf60bf8"/>Log Entries</text:h>
      <text:p text:style-name="P1"/>
      <text:p text:style-name="P4">Log to introduce DOXXtech</text:p>
      <text:p text:style-name="P6">Turbodyne Technologies Internal Competitor Audit of DOXXtech</text:p>
      <text:p text:style-name="P6">CONFIDENTIAL. FOR TURBODYNE USE ONLY.</text:p>
      <text:p text:style-name="P6">Since the last war between Novalift and Carnelian Subspace Systems left a notable gap in the market when Teegarden C was forcibly de-terrraformed, hampering Novalift's core manufacturing facilities, DOXXtech has been making previously unprecidented strides in the home materializer market since the introduction of the Scovex line of materializers. Now, with the announcement of their new D series their stock value stands to skyrocket in comparison to ours. The algorithm and proprietary encription that DOXXtech is using is somehow decades more complex than anything on the market and growing moreso with each iteration they release. Getting our hands on their source code is top priority, but even a decryption key would be leaps and bounds more than we have now. Previous espionage attempts have determined that the algorithm is being developed by a team led by a Dr Graves aboard Mathanwy Station in orbit around Mars. Security at the station is incredibly tight as to be expected, but we do have an agent currently undercover in an unrelated DOXXtech facility that we should be able to get transferred onto the Scovex project. </text:p>
      <text:p text:style-name="P2"/>
      <text:p text:style-name="P4">Log to introduce the Scovex D Series</text:p>
      <text:p text:style-name="P6">Hi! Millie Baes here to tell you all about the brand new DOXXtech Scovex D series. The last materializer you’ll EVER need to buy. Guaranteed!</text:p>
      <text:p text:style-name="P6">Underneath the sleek, modern form factor and high quality, space grade aluminum, DOXXtech has packed this materializer FULL of a revolutionary new form of intelligent construction nanomachines. DOXXtech’s proprietary secret algorithm means that the Scovex D series has no need for tangles of filament or foul smelling liquid resin!</text:p>
      <text:p text:style-name="P6">All you need to do is open the refill hatch and insert one of the new DOXXtech Scov-matter Bricks. The Scov-matter is odourless, nontoxic, waterproof, and shelf stable for years. BUT WAIT THERE’S MORE!</text:p>
      <text:p text:style-name="P6">Thanks to the new Scov-matter Bricks and DOXXtech’s revolutionary nanoswarm AI, the Scovex D series of materializers are ONE HUNDRED PERCENT WASTE FREE!</text:p>
      <text:p text:style-name="P6">You heard me right! One HUNDRED percent waste free! That means no fuss, no stink, no tangles AND no mess. Every single atom of Scov-matter that the materializer uses goes right into the object you’re materialising; which saves you BIG MONEY!</text:p>
      <text:p text:style-name="P6"/>
      <text:p text:style-name="P2"/>
      <text:p text:style-name="P4">Log to introduce Taylor Graves.</text:p>
      <text:p text:style-name="P13">External Security Audit. Video evidence submitted to file Dr. Graves, Taylor. </text:p>
      <text:p text:style-name="P8"><text:span text:style-name="T4">G: He'll be retied in a few years. Then we’ll see who’s really got the chops to take over. And spoilers? Its </text:span><text:span text:style-name="T2">not</text:span><text:span text:style-name="T1"> </text:span><text:span text:style-name="T4">gonna be Hederson’s fat ass in that dean seat.</text:span></text:p>
      <text:p text:style-name="P8"><text:span text:style-name="T4">W: You don’t really think that the committee is going to give </text:span><text:span text:style-name="T3">you</text:span><text:span text:style-name="T1"> </text:span><text:span text:style-name="T4">the deanship, Taylor.</text:span></text:p>
      <text:p text:style-name="P6">G: Why not? It was my papers on the Pichirillo-Hardy Conjecture that got this institute the funding that it turned around and pissed away on your exothermic dissipation panelling.</text:p>
      <text:p text:style-name="P7">W’s response is unintelligible over jeering from onlookers.</text:p>
      <text:p text:style-name="P6">G: “Oh, please! You couldn’t set viable research parameters to save your life, and soon this institution is going to be entering a brand new era. An era of Dean Graves. And then… <text:span text:style-name="T5">AND THEN</text:span>! I am gonna shove your damned exothermic panels so far up your ass that your tonsils burn up on reentry.”</text:p>
      <text:p text:style-name="P6">W: “Miss Graves, please lower your voice. You’re clearly drunk.”</text:p>
      <text:p text:style-name="P6">G: “Not drunk enough to fuck Holsmans’s wife.”</text:p>
      <text:p text:style-name="P6">H: “You son of a bitch! I knew you were lying about that camping trip!”</text:p>
      <text:p text:style-name="P7">H pushes through the crowd and punches W. The recording ends.</text:p>
      <text:p text:style-name="P5"/>
      <text:p text:style-name="P4">Log to introduce Carlos McCray</text:p>
      <text:p text:style-name="P6">The following personal video call is being recorded for company security screening.</text:p>
      <text:p text:style-name="P6">Hello. You've reached the inbox of Noah Lambert. I'm away from my link right now, but if you leave a message I'll get back to you as soon as I can.</text:p>
      <text:p text:style-name="P6">Oh. Um. Hey, dear. I'm sorry I missed you. I had to... um... Dr. Graves wanted to push an unstable batch of THIS AUDIO HAS BEEN MUTED BY COMPANY SECURITY FILTERS and I had to stay after to run damage control. I know that I missed you last time too, but I promise that I'm going to make it up to you. I've had a day off scheduled since last quarter so next week we'll be able to properly talk again. No late nights or... sudden code base emergencies to get between us, and I've got extra planetside bandwidth allowance banked so the company probably won't cut us off again.</text:p>
      <text:p text:style-name="P16">I Uh... I guess I should save the allowance until then. I can't wait to talk to you agian, Noah. I miss you and I love you.</text:p>
      <text:p text:style-name="P16"/>
      <text:p text:style-name="P4">Log to introduce Sherry Lowry</text:p>
      <text:p text:style-name="P3">Automatic Security Filter Suspicious Action Alert.</text:p>
      <text:p text:style-name="P3">Deferred to Manual Assessment.</text:p>
      <text:p text:style-name="P3">Assessing Security Officer #819</text:p>
      <text:p text:style-name="P3">Subject: Sherry Lowrey</text:p>
      <text:p text:style-name="P3">Event Summary: By approximately 10pm, all personelle were signed out of Scovex Development Lab save for Dr McCray, who appeared to be working late. This is not unusual, Dr Graves frequently asks him to stay late. At 10:34pm, Dr Lowrey returns to the lab off schedule and he spends some time conversing with Dr McCray. Around 11pm, Dr Lowrey is seen giving a shoulder massage to Dr McCray, then at 11:07pm Dr Lowrey leads Dr McCray by the hand to an adjacent supply closet. At 11:24pm, both parties emerge, noticeably dishevelled and Dr Lowrey leaves Dr McCray with an unneccecarily affectionate kiss. Dr McCray leaves the lab at 12:47am after finishing his work. In conclusion, this Officer suspects exactly what anyone with half a functioning brain would suspect. This isn't even the first time the system flagged them doing this. Can whoever reads these assessments adjust the filter? I'm tired of writing these reports every time they hook up.</text:p>
      <text:p text:style-name="P3">Assessment: Suspicious Action flagged as security non-threat, HR and Janitorial notified appropriately.</text:p>
      <text:p text:style-name="P3"/>
      <text:p text:style-name="P4">Log to introduce Vik Massey</text:p>
      <text:p text:style-name="P3">Re:Re:Re:Funding Request</text:p>
      <text:p text:style-name="P3">Mr Massey, the Board hears and understands your concerns about the nanoswarm containment measures, but we once again will reassure you that we have gone over every concern with a contracted team of expert consultants who have given us every confidence that the current budgetary scopes are more than sufficient to contain a swarm of this volatility and then some. The Board wants to remind you that this is another milestone year for the company and with the release of the Scovex D series right around the corner they aren't willing to push back the unveiling for as long as you are requesting even if the Board could spare the budget for it. The current containment mesh generators will have to suffice. Besides, with a certified genius like Dr Graves at the helm, the Board is more than certain that you'll be able to achieve the kind of greatness they expect within the outlined budget and timeframe.</text:p>
      <text:p text:style-name="P3"><text:s/>- G. Garreson, Station Operator</text:p>
      <text:p text:style-name="P3">PS-The Board is watching this Scovex project of yours like HAWKS. If you still want that Branch Overseer position, don't push your luck, Vik.</text:p>
      <text:p text:style-name="P15"/>
      <text:p text:style-name="P15">Log to introduce friction between Graves and McCray</text:p>
      <text:p text:style-name="P6">Code Push #713</text:p>
      <text:p text:style-name="P6">Comment from T.Graves. 9:47pm: Here's the new patch for that wierd surface matrix generation we had last week. I didn't have time to comment it, but you can figure it out. It's pretty straightforward.</text:p>
      <text:p text:style-name="P6">Comment from C.McCray. 9:55pm: This is anything BUT strightforward. I barely got your last patch implemented on schedule and this has at least 3 conflicts with existing classes. Can you at least explain where in the matrix generation this is supposed to go?</text:p>
      <text:p text:style-name="P6">Comment from T.Graves. 10:32pm: It should work if you call it around line 492 or something. Just make it work, Carl. Vik has been riding my ass about this deadline all week and I have a <text:span text:style-name="T5">high priority</text:span><text:span text:style-name="T6"> meeting</text:span> with the esteemed Dr Scotch tonight.</text:p>
      <text:p text:style-name="P6">Comment from C.McCray. 10:34pm: Line 492 is the middle of a priority sorting loop now. Did you mean to call it after that priority check?</text:p>
      <text:p text:style-name="P6">DELETED Comment from C.McCray. 10:46pm: If I see that goddamned invalid call spec message again I'm going to print your dogshit code out on paper and feed it to you.</text:p>
      <text:p text:style-name="P6">Comment from C.McCray. 10:48pm: Nevermind. I think I figured it out. It's <text:span text:style-name="T5">better</text:span> but the generation is still showing uneven surfaces. I think if we clamp the secondary calculations higher we can improve the results.</text:p>
      <text:p text:style-name="P6">Comment from C.McCray. 11:57pm: Have to push without secondary clamps. If the Board doesn't like it, it's on you.</text:p>
      <text:p text:style-name="P6">Comment from T.Graves. 10:38am: Thanks, Carl! You're a real trooper. I'll figure something out for that clamp thing after breakfast.</text:p>
      <text:p text:style-name="P10"/>
      <text:p text:style-name="P12">Log to introduce Graves and the Scovex Interperter</text:p>
      <text:p text:style-name="P10">Security Keystroke Log, personal terminal Dr TG</text:p>
      <text:p text:style-name="P10"/>
      <text:p text:style-name="P10">Run encrypted file ScovexSourceRootInterp</text:p>
      <text:p text:style-name="P10">Access User Interface Profile V.Holsmans</text:p>
      <text:p text:style-name="P10">Password *********</text:p>
      <text:p text:style-name="P10">Generate code update request</text:p>
      <text:p text:style-name="P10">Refer to previously generated surface matrix generation patch. Update patch code to clamp the secondary calculations higher.</text:p>
      <text:p text:style-name="P10">Intergrate generation to Test Branch 3</text:p>
      <text:p text:style-name="P10">Integration fail <text:span text:style-name="T7">4729CCa8D </text:span><text:span text:style-name="T8">definition</text:span></text:p>
      <text:p text:style-name="P11">Define integration fail <text:span text:style-name="T7">4729CCa8D </text:span>simply</text:p>
      <text:p text:style-name="P11">Generate code update request</text:p>
      <text:p text:style-name="P11">Update patch code to append updated enum dictionaries</text:p>
      <text:p text:style-name="P11">Generate code update request</text:p>
      <text:p text:style-name="P11">Refer to previously generated surface matrix generation patch. Update patch code to apond updated enum dictionaries.</text:p>
      <text:p text:style-name="P11">Generate code update request</text:p>
      <text:p text:style-name="P11">Refer to previously generated surface matrix generation patch. Update patch code to append updated enum dictionaries.</text:p>
      <text:p text:style-name="P11">Intergrate generation to Test Branch 3</text:p>
      <text:p text:style-name="P11">Integration fail 99322NA-r definition</text:p>
      <text:p text:style-name="P11">OvercompSubfoldArray documentation</text:p>
      <text:p text:style-name="P11">Generate code update request</text:p>
      <text:p text:style-name="P11">Refer to previusly generated surface martix generation patch. Update references to subfold values.</text:p>
      <text:p text:style-name="P11">Generate code update request</text:p>
      <text:p text:style-name="P11">Generate an explanstion why you worked for him but yorue SOOOOO difficult with me!</text:p>
      <text:p text:style-name="P11">Generate code update request</text:p>
      <text:p text:style-name="P11">HHHHHHHHHHHHHHHHHHHHHHHHHHHHHHHHHHHHHHHHHHHHHHHHHHHHHHHHHHHHHHHHHHHHHHHHHHHHHHHHHHHHHHHHHHHHHHHHHHHHHHH</text:p>
      <text:p text:style-name="P10"/>
      <text:p text:style-name="P12">Log to establish Turbodyne meddling</text:p>
      <text:p text:style-name="P10">Make connection root log</text:p>
      <text:p text:style-name="P10">Connection root log enabled</text:p>
      <text:p text:style-name="P10">Source port address:MathanwyStn:core:004</text:p>
      <text:p text:style-name="P10">Destination port:TurbodyneTch:main:023</text:p>
      <text:p text:style-name="P10">Payload loaded and ready to deploy on connection</text:p>
      <text:p text:style-name="P10">Define payload target priority</text:p>
      <text:p text:style-name="P10">source data storage-upload to destination</text:p>
      <text:p text:style-name="P10">Awaiting data recovery completion and connection establishment to deploy</text:p>
      <text:p text:style-name="P10"/>
      <text:p text:style-name="P12">Log to establish Sherry's second thoughts</text:p>
      <text:p text:style-name="P10">Secure External Port Connection Established</text:p>
      <text:p text:style-name="P10">Dynamic Encryption Active</text:p>
      <text:p text:style-name="P10">-Agent B7 reporting. Latest Scovex code push attatched. No further progress in accessing source core. Suggest a change of approach. Graves is a chronic alcoholic. I think it wouldbe easy to get ot her. Please advise.</text:p>
      <text:p text:style-name="P10">-Data recieved. Negative change of approach. Graves is too much of a wildcard. Intelligence suggests that pursuing current target will result in subject breaking shortly.</text:p>
      <text:p text:style-name="P10">-There has to be some other way to get to the core other than him. I don't know if I can keep doing this to him.</text:p>
      <text:p text:style-name="P10">-Negative, Agent B7. Continue to press current target. Algorithm reccomends keeping him busy on the 17<text:span text:style-name="T9">th</text:span>. Distrupting his anniversary will leave him especially vulnerable around the time of a majour code push. We want that code.</text:p>
      <text:p text:style-name="P10">-Confirm copy, Agent B7.</text:p>
      <text:p text:style-name="P10">-Yeah. I mean, yes. I copy.</text:p>
      <text:p text:style-name="P10">-Good. Don't get too attached, Agent B7. This is bigger than your feelings.</text:p>
      <text:p text:style-name="P10"/>
      <text:p text:style-name="P12">Log to establish Carlos trying to break up with Sherry</text:p>
      <text:p text:style-name="P3">Automatic Security Filter Suspicious Action Alert.</text:p>
      <text:p text:style-name="P3">Deferred to Manual Assessment.</text:p>
      <text:p text:style-name="P3">Assessing Security Officer #819</text:p>
      <text:p text:style-name="P3">Subject: Sherry Lowrey</text:p>
      <text:p text:style-name="P10">Event Summary: This is starting to get almost routine at this point. About 10:30pm, Dr Lowrey returns to the lab once everyone has left and starts putting the moves on Dr McCray, who is working late. Or I guess it's basically his usual hours at this point. 10:47pm This is new. It looks like Dr McCray is trying to turn Dr Lowrey away. Trouble in paradise. <text:s/>10:51pm Dr Carlos shoves Dr Lowrey quite firmly away and is trying to get back to work. Dr Lowrey is trying to apologise, but it's my official opinion that he's laying it on a little thick. 11:10pm It appears as though both parties have resolved their differences amicably and Dr Lowrey leaves. How Dr McCray bought those crocodile tears is beyond me.</text:p>
      <text:p text:style-name="P10">Addendum. Whoever is reading this, disregard my previous request ot automatically filter this. I wanna see where this goes.</text:p>
      <text:p text:style-name="P10">Assessment: HR notified, again. Janitorial will be happy to have the night off for once.</text:p>
      <text:p text:style-name="P10"/>
      <text:p text:style-name="P10"/>
      <text:p text:style-name="P12">Log to establish the Scovex's alien origins</text:p>
      <text:p text:style-name="P10">Recently digitized from Delft University of Technology physical archives. Flagged for high priority relevance.</text:p>
      <text:p text:style-name="P10">The following is a partial transcript from a private lecture given by Dr Holsmans to an unknown group approximately two months before his death.</text:p>
      <text:p text:style-name="P10">-and it was on one of those late nights on that radio telescope internship that I first found what I would later come to call the Fornax Signal. It was an intermittent and faint signal that originated, we believe, from somewhere deep in the Fornax Void. Though my seniors at the time were incredulous about the validity of the signal, but I was certaint that it held more complexity than we were initially able to pick up.</text:p>
      <text:p text:style-name="P10">It would be almost twenty more years before I was put in charge of a telescope powerful enough to discern the truth. The complexity that I was observing was undeniable, but the struggle for the next several decades was decyphering the signal into something legible. While I have signed too many contracts to speak too openly about the details, I am certain at this point that the signal was alien in origin. The Fornax Signal was too long to be a coincidence, too structured to be noise, and unlike anything that we have seen. There is no other conclusion that can be drawn. We are not alone in the universe, and something is trying to make contact.</text:p>
      <text:p text:style-name="P10"/>
      <text:p text:style-name="P12">Log to establish doubts around Graves taking over the Scovex project</text:p>
      <text:p text:style-name="P10">Recently digitized from Delft University of Technology physical archives. Flagged for high priority relevance.</text:p>
      <text:p text:style-name="P10">The following is a partial transcript of a comittee meeting to determine if Dr Graves is fit to take over Dr Holsmans' research.</text:p>
      <text:p text:style-name="P10">C1: Dr Graves, your contributions to the scientific world are not being questioned here. Your record of conduct on the other hand...</text:p>
      <text:p text:style-name="P10">C3: Dr Graves, on the fourth of november, faculty overheard you stating, in regards to the late Dr Holsmans, that you intended to... And stop me if I'm misquoting you. Turbocharge that old windbang's research and retire young and pretty on the profits. Can you confirm that?</text:p>
      <text:p text:style-name="P10">TG: I think that my enthusiasm for bringing the Scovex project to market may have been... eh... a touch overzealous, but can you blame me? Holsmans' work is cutting edge stuff, but you and I both know that it could do so much more than just deep space industrial fabrication.</text:p>
      <text:p text:style-name="P10">C2: And what about your spotty attendance under Dr Holsmans? I understand that you... enjoy a drink or two. Can we be certain that this won't impact your work on the project?</text:p>
      <text:p text:style-name="P10">TG: Absolutely, you can. I have been stone cold sober for six months this time and intend to stay that way.</text:p>
      <text:p text:style-name="P10">C1: I am glad to hear that, Dr Graves. However, I still have concerns about your intentions. I want to really be certain that you don't intent to sell out this institution's hard research to the first bidder that comes knocking.</text:p>
      <text:p text:style-name="P10">TG: You have my word, Dean. My heart is dedicated to this University and to this project. I haven't had something I've beleived in so much since I was fresh faced out of graduation. If you give me this project, I promise you all that I will help solidify a place in computing history for DUT.</text:p>
      <text:p text:style-name="P10"/>
      <text:p text:style-name="P12">Log to establish the dangers of the Scovex</text:p>
      <text:p text:style-name="P10">Funding Request </text:p>
      <text:p text:style-name="P10">Attatched is a full copy of the audited requirements to continue with safe and secure testing and development. Initial assessments suggest that the adaptive nature of the Scovex nanomachine swarm is far more capable of absorbing and repairing damage than initial projections. A swarm as small as 20 units is capable of infinite replication given the right materials int he right amounts. The swarms show an uncanny degree of autonomy over competitors, but this also requires stronger safety measures. Our containment fields are rated to 22kj, but our projections expect the next few patches to push the Scovex's theorietical max resistance to nearly double the field's rating. If containment measures are breached at the wrong time, if even just a dozen microscopic drones slipped through the containment, we could have an uncontrollable swarm loose. Dr Graves says can survive temperatures in excess of 3000 degrees celcius, more radiation than Chernobyl, and can even shake off the kind of solar flare that knocks out an entire seabord. I don't know if she's exaggerating about that, but the numbers are concerning enough for me to worry if our current measures are sufficient.</text:p>
      <text:p text:style-name="P10">- Vik Massey</text:p>
      <text:p text:style-name="P10"><text:s/></text:p>
      <text:p text:style-name="P12">Log to expand on the general attitude toward Graves</text:p>
      <text:p text:style-name="P10">A Friendly Reminder About Tone in the Workplace</text:p>
      <text:p text:style-name="P10">Hi there, everyone! First of all, I just wanted to say that I hope you're all having a happy and productive day and thanks to everyone who showed up and brought something to the potluck last week. It was a real hit!</text:p>
      <text:p text:style-name="P10">Now, unfortuneately, I have to address something a little bit less fun. Several of you have come to me with very valid concerns about a hostile working environment and overscheduling of unpaid overtime. First off, I want to extend my scencerest sympathies from DOXXtech for any discomfort you're experiencing in the workplace and we want you to know that we are working very hard to ensure that every one of you has a safe and healthy workplace. To that end, we are going to be scheduling a once monthly Lunch With Leads event. The commisary will be serving it's specialty pizza* and you'll get a chance to sit down and share a meal with your project leads so that you can get to really know them on a personal level. We're certain that this will help smooth out any miscommunications and contribute to a better working envronment for everyone.</text:p>
      <text:p text:style-name="P10">Thanks for your time, friends! And as always, my office doors are always open for conflict resoilution, or if you just need a friend.</text:p>
      <text:p text:style-name="P10">Have a good day! - Janice Fields</text:p>
      <text:p text:style-name="P10">*specialty pizza is not included in complimentary ration allotments.</text:p>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6M8S</meta:editing-duration>
    <meta:editing-cycles>39</meta:editing-cycles>
    <meta:generator>OpenOffice/4.1.13$Win32 OpenOffice.org_project/4113m1$Build-9810</meta:generator>
    <dc:date>2024-11-20T18:35:13.43</dc:date>
    <meta:document-statistic meta:table-count="0" meta:image-count="0" meta:object-count="0" meta:page-count="1" meta:paragraph-count="128" meta:word-count="2978" meta:character-count="17846"/>
    <meta:user-defined meta:name="Info 1"/>
    <meta:user-defined meta:name="Info 2"/>
    <meta:user-defined meta:name="Info 3"/>
    <meta:user-defined meta:name="Info 4"/>
  </office:meta>
</office:document-meta>
</file>